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BENDEZU PORRAS JOHN EMERSO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0760708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763635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OLAR HIDALGO, MARIO NEDE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294333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PUMA TORRES, GERMAN LUIS</text:p>
          </table:table-cell>
          <table:covered-table-cell/>
          <table:covered-table-cell/>
          <table:table-cell table:style-name="Tabla1.E3" table:number-columns-spanned="2" office:value-type="string">
            <text:p text:style-name="P9">DNI:2392418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1/10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3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11</text:p>
          </table:table-cell>
          <table:table-cell table:style-name="Tableau1.D2" office:value-type="string">
            <text:p text:style-name="P13">418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18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56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30T18:08:1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